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1-30_11-34-45_000.jpg</text:p>
          </table:table-cell>
          <table:table-cell table:style-name="ce2" office:value-type="string">
            <text:p>:m 食べた物/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7-01-30_11-05-03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7-01-30_11-05-01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2017-01-30_11-04-58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2017-01-30_11-04-57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2017-01-30_10-50-34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2017-01-30_10-50-32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2017-01-30_10-50-31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2017-01-30_10-50-28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1-30_10-49-29_000.jpg</text:p>
          </table:table-cell>
          <table:table-cell table:style-name="ce2" office:value-type="string">
            <text:p>:m :PHOTO 起きた時刻 / 20170130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2017-01-30_02-27-31_005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2017-01-30_02-27-31_004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2017-01-30_02-27-31_003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2017-01-30_02-27-31_002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2017-01-30_02-27-31_00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2017-01-30_02-27-31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2017-01-29_22-27-0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2017-01-29_22-27-0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2017-01-29_22-18-58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2017-01-29_22-18-5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1-29_19-50-00_000.jpg</text:p>
          </table:table-cell>
          <table:table-cell table:style-name="ce2" office:value-type="string">
            <text:p>:m 食べた物/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2017/01/30</text:date>, <text:time>13:02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3:02:22.48</dc:date>
    <dc:creator>岩淵 謙</dc:creator>
    <meta:generator>OpenOffice/4.1.3$Win32 OpenOffice.org_project/413m1$Build-9783</meta:generator>
    <meta:editing-duration>PT3M16S</meta:editing-duration>
    <meta:editing-cycles>1</meta:editing-cycles>
    <meta:document-statistic meta:table-count="1" meta:cell-count="66" meta:object-count="0"/>
  </office:meta>
</office:document-meta>
</file>